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09f1c2" officeooo:paragraph-rsid="0009f1c2" style:font-size-asian="24.5pt" style:font-weight-asian="bold" style:font-size-complex="28pt" style:font-weight-complex="bold"/>
    </style:style>
    <style:style style:name="P2" style:family="paragraph" style:parent-style-name="Text_20_body">
      <style:text-properties officeooo:rsid="0005f4f9" officeooo:paragraph-rsid="0009f1c2"/>
    </style:style>
    <style:style style:name="P3" style:family="paragraph" style:parent-style-name="Text_20_body">
      <style:paragraph-properties fo:text-align="start" style:justify-single-word="false"/>
      <style:text-properties fo:color="#009933" fo:font-size="18.2000007629395pt" fo:font-weight="bold" officeooo:rsid="0009f1c2" officeooo:paragraph-rsid="0009f1c2" style:font-size-asian="18.2000007629395pt" style:font-weight-asian="bold" style:font-size-complex="18.2000007629395pt" style:font-weight-complex="bold"/>
    </style:style>
    <style:style style:name="P4" style:family="paragraph" style:parent-style-name="Text_20_body">
      <style:text-properties officeooo:paragraph-rsid="000bf8f3"/>
    </style:style>
    <style:style style:name="P5" style:family="paragraph" style:parent-style-name="Title">
      <style:paragraph-properties fo:text-align="center" style:justify-single-word="false"/>
      <style:text-properties officeooo:rsid="0005efa4" officeooo:paragraph-rsid="0009f1c2"/>
    </style:style>
    <style:style style:name="P6" style:family="paragraph" style:parent-style-name="Heading_20_7">
      <style:text-properties fo:color="#000000" fo:font-size="14pt" officeooo:rsid="000bf8f3" officeooo:paragraph-rsid="000bf8f3" style:font-size-asian="14pt" style:font-size-complex="14pt"/>
    </style:style>
    <style:style style:name="P7" style:family="paragraph" style:parent-style-name="Heading_20_1">
      <style:paragraph-properties fo:break-before="page"/>
      <style:text-properties officeooo:rsid="00075489" officeooo:paragraph-rsid="000bf8f3"/>
    </style:style>
    <style:style style:name="P8" style:family="paragraph" style:parent-style-name="Heading_20_1">
      <style:paragraph-properties fo:break-before="page"/>
      <style:text-properties officeooo:rsid="000ec141" officeooo:paragraph-rsid="000bf8f3"/>
    </style:style>
    <style:style style:name="P9" style:family="paragraph" style:parent-style-name="Standard">
      <style:text-properties officeooo:paragraph-rsid="001a347f"/>
    </style:style>
    <style:style style:name="P10" style:family="paragraph" style:parent-style-name="Standard">
      <style:text-properties officeooo:rsid="00136bd7" officeooo:paragraph-rsid="001a347f"/>
    </style:style>
    <style:style style:name="P11" style:family="paragraph" style:parent-style-name="Standard">
      <style:text-properties officeooo:paragraph-rsid="001ca052"/>
    </style:style>
    <style:style style:name="P12" style:family="paragraph" style:parent-style-name="Standard">
      <style:text-properties officeooo:paragraph-rsid="002185ab"/>
    </style:style>
    <style:style style:name="P13" style:family="paragraph" style:parent-style-name="Standard">
      <style:text-properties officeooo:paragraph-rsid="00263d8e"/>
    </style:style>
    <style:style style:name="P14" style:family="paragraph" style:parent-style-name="Standard">
      <style:text-properties fo:color="#3399ff" fo:font-size="18pt" fo:font-weight="bold" officeooo:rsid="001ca052" officeooo:paragraph-rsid="001a347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paragraph-rsid="002f8ac1"/>
    </style:style>
    <style:style style:name="P16" style:family="paragraph" style:parent-style-name="Text_20_body">
      <style:text-properties officeooo:paragraph-rsid="000bf8f3"/>
    </style:style>
    <style:style style:name="P17" style:family="paragraph" style:parent-style-name="Text_20_body">
      <style:text-properties officeooo:rsid="00136bd7" officeooo:paragraph-rsid="0013a029"/>
    </style:style>
    <style:style style:name="P18" style:family="paragraph" style:parent-style-name="Text_20_body">
      <style:text-properties officeooo:rsid="00136bd7" officeooo:paragraph-rsid="00164b8b"/>
    </style:style>
    <style:style style:name="P19" style:family="paragraph" style:parent-style-name="Text_20_body">
      <style:text-properties officeooo:rsid="00136bd7" officeooo:paragraph-rsid="00175124"/>
    </style:style>
    <style:style style:name="P20" style:family="paragraph" style:parent-style-name="Text_20_body">
      <style:text-properties officeooo:rsid="00136bd7" officeooo:paragraph-rsid="001a347f"/>
    </style:style>
    <style:style style:name="P21" style:family="paragraph" style:parent-style-name="Text_20_body">
      <style:text-properties officeooo:paragraph-rsid="000fa115"/>
    </style:style>
    <style:style style:name="P22" style:family="paragraph" style:parent-style-name="Text_20_body">
      <style:text-properties fo:font-size="12pt" officeooo:rsid="00136bd7" officeooo:paragraph-rsid="000fa115" style:font-size-asian="12pt" style:font-size-complex="12pt"/>
    </style:style>
    <style:style style:name="P23" style:family="paragraph" style:parent-style-name="Text_20_body">
      <style:text-properties fo:font-size="12pt" fo:font-weight="normal" officeooo:rsid="00136bd7" officeooo:paragraph-rsid="000fa115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136bd7" officeooo:paragraph-rsid="0013a029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136bd7" officeooo:paragraph-rsid="00164b8b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136bd7" officeooo:paragraph-rsid="0017512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officeooo:paragraph-rsid="001a347f"/>
    </style:style>
    <style:style style:name="P28" style:family="paragraph" style:parent-style-name="Text_20_body">
      <style:paragraph-properties fo:line-height="100%"/>
      <style:text-properties officeooo:paragraph-rsid="001a347f"/>
    </style:style>
    <style:style style:name="P29" style:family="paragraph" style:parent-style-name="Text_20_body">
      <style:paragraph-properties fo:line-height="100%"/>
      <style:text-properties officeooo:paragraph-rsid="001ca052"/>
    </style:style>
    <style:style style:name="P30" style:family="paragraph" style:parent-style-name="Text_20_body">
      <style:text-properties officeooo:paragraph-rsid="00282a39"/>
    </style:style>
    <style:style style:name="P31" style:family="paragraph" style:parent-style-name="Text_20_body">
      <style:text-properties fo:color="#0066ff" fo:font-size="18pt" fo:font-weight="bold" officeooo:rsid="001ca052" officeooo:paragraph-rsid="001a347f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break-before="page"/>
      <style:text-properties fo:font-size="12pt" fo:font-weight="normal" officeooo:rsid="00136bd7" officeooo:paragraph-rsid="00164b8b" style:font-size-asian="12pt" style:font-weight-asian="normal" style:font-size-complex="12pt" style:font-weight-complex="normal"/>
    </style:style>
    <style:style style:name="P33" style:family="paragraph" style:parent-style-name="Heading_20_2">
      <style:text-properties fo:color="#3399ff" officeooo:rsid="00075489" officeooo:paragraph-rsid="000bf8f3"/>
    </style:style>
    <style:style style:name="P34" style:family="paragraph" style:parent-style-name="Heading_20_2">
      <style:text-properties fo:color="#3399ff" officeooo:rsid="000bf8f3" officeooo:paragraph-rsid="000bf8f3"/>
    </style:style>
    <style:style style:name="P35" style:family="paragraph" style:parent-style-name="Heading_20_2">
      <style:text-properties fo:color="#3399ff" officeooo:rsid="001ca052" officeooo:paragraph-rsid="001ca052"/>
    </style:style>
    <style:style style:name="P36" style:family="paragraph" style:parent-style-name="Heading_20_2">
      <style:text-properties fo:color="#3399ff" fo:font-size="18pt" fo:font-weight="bold" officeooo:rsid="001ca052" officeooo:paragraph-rsid="00282a39" style:font-size-asian="18pt" style:font-weight-asian="bold" style:font-size-complex="18pt" style:font-weight-complex="bold"/>
    </style:style>
    <style:style style:name="P37" style:family="paragraph" style:parent-style-name="Heading_20_2" style:list-style-name="">
      <style:paragraph-properties fo:text-align="start" style:justify-single-word="false"/>
      <style:text-properties fo:color="#3399ff" fo:font-size="18pt" fo:font-weight="bold" officeooo:rsid="001ca052" officeooo:paragraph-rsid="00282a39" style:font-size-asian="18pt" style:font-weight-asian="bold" style:font-size-complex="18pt" style:font-weight-complex="bold"/>
    </style:style>
    <style:style style:name="P38" style:family="paragraph" style:parent-style-name="Heading_20_2">
      <style:text-properties fo:color="#0066ff" fo:font-size="18pt" fo:font-weight="bold" officeooo:rsid="001ca052" officeooo:paragraph-rsid="00265eaf" style:font-size-asian="18pt" style:font-weight-asian="bold" style:font-size-complex="18pt" style:font-weight-complex="bold"/>
    </style:style>
    <style:style style:name="P39" style:family="paragraph" style:parent-style-name="Heading_20_2">
      <style:paragraph-properties fo:break-before="page"/>
      <style:text-properties fo:color="#3399ff" fo:font-size="18pt" fo:font-weight="bold" officeooo:rsid="001ca052" officeooo:paragraph-rsid="00282a39" style:font-size-asian="18pt" style:font-weight-asian="bold" style:font-size-complex="18pt" style:font-weight-complex="bold"/>
    </style:style>
    <style:style style:name="T1" style:family="text">
      <style:text-properties officeooo:rsid="0009f1c2"/>
    </style:style>
    <style:style style:name="T2" style:family="text">
      <style:text-properties fo:color="#000000"/>
    </style:style>
    <style:style style:name="T3" style:family="text">
      <style:text-properties fo:color="#000000" officeooo:rsid="000dc0f5"/>
    </style:style>
    <style:style style:name="T4" style:family="text">
      <style:text-properties fo:color="#000000" fo:font-size="14pt" fo:font-weight="bold" officeooo:rsid="000dc0f5" style:font-size-asian="14pt" style:font-weight-asian="bold" style:font-size-complex="14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136bd7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101b4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64b8b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71f97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13a029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1a347f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ec141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1ca052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db231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2185ab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250607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292da0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d7d9a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2ec468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f8ac1" style:font-size-asian="12pt" style:font-weight-asian="normal" style:font-size-complex="12pt" style:font-weight-complex="normal"/>
    </style:style>
    <style:style style:name="T21" style:family="text">
      <style:text-properties fo:color="#000000" officeooo:rsid="001238de"/>
    </style:style>
    <style:style style:name="T22" style:family="text">
      <style:text-properties fo:color="#000000" officeooo:rsid="0013a029"/>
    </style:style>
    <style:style style:name="T23" style:family="text">
      <style:text-properties fo:color="#000000" officeooo:rsid="00164b8b"/>
    </style:style>
    <style:style style:name="T24" style:family="text">
      <style:text-properties fo:color="#000000" officeooo:rsid="00171f97"/>
    </style:style>
    <style:style style:name="T25" style:family="text">
      <style:text-properties fo:color="#000000" officeooo:rsid="00175124"/>
    </style:style>
    <style:style style:name="T26" style:family="text">
      <style:text-properties fo:color="#000000" officeooo:rsid="0018f4a3"/>
    </style:style>
    <style:style style:name="T27" style:family="text">
      <style:text-properties fo:color="#000000" style:font-name="Liberation Serif1" fo:font-size="12pt" fo:font-weight="normal" officeooo:rsid="002185ab" style:font-name-asian="Liberation Serif1" style:font-size-asian="12pt" style:font-weight-asian="normal" style:font-name-complex="Liberation Serif1" style:font-size-complex="12pt" style:font-weight-complex="normal"/>
    </style:style>
    <style:style style:name="T28" style:family="text">
      <style:text-properties fo:color="#000000" style:font-name="Liberation Serif" fo:font-size="12pt" fo:font-weight="normal" officeooo:rsid="00136bd7" style:font-name-asian="Noto Sans CJK SC Regular" style:font-size-asian="12pt" style:font-weight-asian="normal" style:font-name-complex="FreeSans" style:font-size-complex="12pt" style:font-weight-complex="normal"/>
    </style:style>
    <style:style style:name="T29" style:family="text">
      <style:text-properties fo:color="#000000" style:font-name="Liberation Serif" fo:font-size="12pt" fo:font-weight="normal" officeooo:rsid="002185ab" style:font-name-asian="Noto Sans CJK SC Regular" style:font-size-asian="12pt" style:font-weight-asian="normal" style:font-name-complex="FreeSans" style:font-size-complex="12pt" style:font-weight-complex="normal"/>
    </style:style>
    <style:style style:name="T30" style:family="text">
      <style:text-properties fo:color="#000000" officeooo:rsid="002ec468"/>
    </style:style>
    <style:style style:name="T31" style:family="text">
      <style:text-properties fo:color="#3399ff" officeooo:rsid="000bf8f3"/>
    </style:style>
    <style:style style:name="T32" style:family="text">
      <style:text-properties fo:color="#3399ff" style:font-name="Liberation Sans" fo:font-size="18pt" fo:font-weight="bold" officeooo:rsid="001ca052" style:font-size-asian="18pt" style:font-weight-asian="bold" style:font-size-complex="18pt" style:font-weight-complex="bold"/>
    </style:style>
    <style:style style:name="T33" style:family="text">
      <style:text-properties fo:color="#3399ff" style:font-name="Liberation Sans" fo:font-size="18pt" fo:font-weight="bold" officeooo:rsid="00263d8e" style:font-size-asian="18pt" style:font-weight-asian="bold" style:font-size-complex="18pt" style:font-weight-complex="bold"/>
    </style:style>
    <style:style style:name="T34" style:family="text">
      <style:text-properties fo:color="#3399ff" officeooo:rsid="000ec141"/>
    </style:style>
    <style:style style:name="T35" style:family="text">
      <style:text-properties fo:color="#3399ff" officeooo:rsid="0027a9d2"/>
    </style:style>
    <style:style style:name="T36" style:family="text">
      <style:text-properties officeooo:rsid="001101b4"/>
    </style:style>
    <style:style style:name="T37" style:family="text">
      <style:text-properties officeooo:rsid="0013a029"/>
    </style:style>
    <style:style style:name="T38" style:family="text">
      <style:text-properties officeooo:rsid="00171f97"/>
    </style:style>
    <style:style style:name="T39" style:family="text">
      <style:text-properties officeooo:rsid="00175124"/>
    </style:style>
    <style:style style:name="T40" style:family="text">
      <style:text-properties officeooo:rsid="0018f4a3"/>
    </style:style>
    <style:style style:name="T41" style:family="text">
      <style:text-properties officeooo:rsid="000ec1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>Analyse des commandes</text:p>
      <text:p text:style-name="P1">inter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Objectifs</text:p>
      <text:p text:style-name="P2"><text:tab/>L’objectif d<text:span text:style-name="T1">es</text:span> commandes <text:span text:style-name="T1">internes </text:span>est de pouvoir exécuter différent<text:span text:style-name="T1">e</text:span>s <text:span text:style-name="T1">commandes</text:span> en spécifiant divers paramètres en cachant les aspects techniques du système d’exploitation.</text:p>
      <text:p text:style-name="P2"/>
      <text:h text:style-name="P7" text:outline-level="1">Définitions des différents éléments</text:h>
      <text:h text:style-name="P33" text:outline-level="2"><text:bookmark-start text:name="__RefHeading___Toc258_802795865"/>Structure d’une commande<text:bookmark-end text:name="__RefHeading___Toc258_802795865"/></text:h>
      <text:h text:style-name="P6" text:outline-level="7"><text:s/><text:tab/><text:tab/>(cf fichier analyseLancementCommande.odt)</text:h>
      <text:h text:style-name="P34" text:outline-level="2">Spécification</text:h>
      <text:p text:style-name="P4"><text:span text:style-name="T31"><text:tab/><text:tab/></text:span><text:span text:style-name="T4">(cf fichier analyseLancementCommande.odt pour la définition d’une <text:tab/>commande et des fonctions associées à cette structure.)</text:span></text:p>
      <text:p text:style-name="P21"><text:span text:style-name="T4"><text:tab/></text:span></text:p>
      <text:p text:style-name="P21"><text:span text:style-name="T4"><text:tab/></text:span><text:span text:style-name="T6">Nom de méthode : </text:span><text:span text:style-name="T7">myjobs</text:span></text:p>
      <text:p text:style-name="P22"><text:tab/>Description : <text:span text:style-name="T36">Afficher les processus en arrière plan</text:span></text:p>
      <text:p text:style-name="P22"><text:tab/>Précondition : <text:span text:style-name="T38">t</text:span>ableau de <text:span text:style-name="T36">processus</text:span> non vide</text:p>
      <text:p text:style-name="P22"><text:tab/>Retour : <text:span text:style-name="T36">Retourne 0</text:span></text:p>
      <text:p text:style-name="P23"><text:span text:style-name="T3"><text:tab/>Postcondition : </text:span><text:span text:style-name="T21">x</text:span></text:p>
      <text:p text:style-name="P23"><text:span text:style-name="T21"/></text:p>
      <text:p text:style-name="P24"><text:span text:style-name="T21"><text:tab/></text:span><text:span text:style-name="T2">Nom de méthode : </text:span><text:span text:style-name="T22">cd</text:span></text:p>
      <text:p text:style-name="P17"><text:tab/>Description : <text:span text:style-name="T37">Se balader dans l’arborescence de fichiers</text:span> </text:p>
      <text:p text:style-name="P17"><text:tab/>Précondition : <text:span text:style-name="T37">répertoire existant et non nul</text:span></text:p>
      <text:p text:style-name="P17"><text:tab/>Retour : <text:span text:style-name="T37">Retourne 0 si pas de soucis, 1 sinon</text:span></text:p>
      <text:p text:style-name="P24"><text:span text:style-name="T21"><text:tab/>Postcondition : </text:span><text:span text:style-name="T23">changement de répertoire bien effectué</text:span></text:p>
      <text:p text:style-name="P19"><text:span text:style-name="T8"/></text:p>
      <text:p text:style-name="P19"><text:span text:style-name="T8"><text:tab/></text:span>Nom de méthode : <text:span text:style-name="T39">exitShell</text:span></text:p>
      <text:p text:style-name="P19"><text:tab/>Description : <text:span text:style-name="T39">Quitter le shell </text:span></text:p>
      <text:p text:style-name="P19"><text:tab/>Précondition : <text:span text:style-name="T40">tableau de processus non vide</text:span></text:p>
      <text:p text:style-name="P19"><text:tab/>Retour : <text:span text:style-name="T39">Retourne 0</text:span></text:p>
      <text:p text:style-name="P26"><text:span text:style-name="T23"><text:tab/>Postcondition : </text:span><text:span text:style-name="T26">sois </text:span><text:span text:style-name="T25">ne pas tuer les commandes lancées en tâche de fond</text:span><text:span text:style-name="T26">, <text:s/>sinon, demande <text:tab/><text:tab/><text:tab/>confirmation puis tuera tout les processus en fond (si SIG</text:span><text:span text:style-name="T30">STOP</text:span><text:span text:style-name="T26">)<text:tab/><text:tab/><text:tab/><text:tab/><text:tab/>S’il survient en cours d’exécution, doit être propager aux processus en cours <text:tab/><text:tab/><text:tab/>d’exécution (Pas considerer comme sortie du shell)</text:span></text:p>
      <text:p text:style-name="P26"><text:span text:style-name="T23"/></text:p>
      <text:p text:style-name="P32"><text:span text:style-name="T23"><text:tab/></text:span><text:span text:style-name="T2">Nom de méthode : </text:span><text:span text:style-name="T24">status</text:span></text:p>
      <text:p text:style-name="P18"><text:tab/>Description : <text:span text:style-name="T38">Affiche le dernier processus exécuté en premier plan</text:span></text:p>
      <text:p text:style-name="P18"><text:tab/>Précondition : tableau de <text:span text:style-name="T38">processus</text:span> non vide</text:p>
      <text:p text:style-name="P18"><text:tab/>Retour : <text:span text:style-name="T38">Retourne 0</text:span></text:p>
      <text:p text:style-name="P25"><text:span text:style-name="T23"><text:tab/>Postcondition : </text:span><text:span text:style-name="T24">x</text:span></text:p>
      <text:p text:style-name="P4"><text:span text:style-name="T4"><text:tab/></text:span></text:p>
      <text:h text:style-name="P8" text:outline-level="1">Algorithmes en pseudo-code</text:h>
      <text:h text:style-name="P35" text:outline-level="2"><text:bookmark-start text:name="__RefHeading___Toc680_802795865"/>Fonction myjobs<text:bookmark-end text:name="__RefHeading___Toc680_802795865"/></text:h>
      <text:p text:style-name="P4"><text:span text:style-name="T31"/></text:p>
      <text:p text:style-name="P9"><text:span text:style-name="T11">Fonction</text:span><text:span text:style-name="T6"> </text:span><text:span text:style-name="T7">myjobs :</text:span></text:p>
      <text:p text:style-name="P9"><text:span text:style-name="T7"/></text:p>
      <text:p text:style-name="P9"><text:span text:style-name="T7"/></text:p>
      <text:p text:style-name="P9"><text:span text:style-name="T7"><text:tab/></text:span><text:span text:style-name="T12">Variables locales :</text:span></text:p>
      <text:p text:style-name="P9"><text:span text:style-name="T12"><text:tab/><text:tab/></text:span><text:span text:style-name="T13">globale : tableau de processus</text:span></text:p>
      <text:p text:style-name="P9"><text:span text:style-name="T13"><text:tab/><text:tab/></text:span></text:p>
      <text:p text:style-name="P9"><text:span text:style-name="T12"><text:tab/></text:span><text:span text:style-name="T7">Début procédure</text:span></text:p>
      <text:p text:style-name="P9"><text:span text:style-name="T7"/></text:p>
      <text:p text:style-name="P9"><text:span text:style-name="T7"><text:tab/><text:tab/></text:span><text:span text:style-name="T16">Si tableau processus est vide</text:span></text:p>
      <text:p text:style-name="P9"><text:span text:style-name="T16"><text:tab/><text:tab/><text:tab/>retourner 1</text:span></text:p>
      <text:p text:style-name="P9"><text:span text:style-name="T16"><text:tab/><text:tab/>Fin Si</text:span></text:p>
      <text:p text:style-name="P9"><text:span text:style-name="T16"/></text:p>
      <text:p text:style-name="P9"><text:span text:style-name="T16"><text:tab/><text:tab/>Pour</text:span><text:span text:style-name="T17"> chaque element</text:span><text:span text:style-name="T16"> du tableau de processus</text:span></text:p>
      <text:p text:style-name="P9"><text:span text:style-name="T16"/></text:p>
      <text:p text:style-name="P9"><text:span text:style-name="T16"><text:tab/><text:tab/><text:tab/>Si tableau de processus[i] est en arrière plan </text:span></text:p>
      <text:p text:style-name="P9"><text:span text:style-name="T16"><text:tab/><text:tab/><text:tab/><text:tab/></text:span></text:p>
      <text:p text:style-name="P9"><text:span text:style-name="T16"><text:tab/><text:tab/><text:tab/><text:tab/>affichage(‘[numero job] pid etat_processus commande_lancée’)</text:span></text:p>
      <text:p text:style-name="P9"><text:span text:style-name="T16"><text:tab/><text:tab/><text:tab/><text:tab/></text:span></text:p>
      <text:p text:style-name="P9"><text:span text:style-name="T16"><text:tab/><text:tab/><text:tab/>Fin Si</text:span></text:p>
      <text:p text:style-name="P9"><text:span text:style-name="T16"/></text:p>
      <text:p text:style-name="P9"><text:span text:style-name="T16"><text:tab/><text:tab/>Fin Pour</text:span></text:p>
      <text:p text:style-name="P9"><text:span text:style-name="T16"/></text:p>
      <text:p text:style-name="P9"><text:span text:style-name="T16"><text:tab/><text:tab/>Retourner 0</text:span></text:p>
      <text:p text:style-name="P9"><text:span text:style-name="T16"/></text:p>
      <text:p text:style-name="P9"><text:span text:style-name="T7"><text:tab/></text:span><text:span text:style-name="T12">Fin Procédure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3"><text:soft-page-break/><text:span text:style-name="T7"><text:tab/></text:span><text:span text:style-name="T32">Fonction </text:span><text:span text:style-name="T33">cd</text:span></text:p>
      <text:p text:style-name="P9"><text:span text:style-name="T7"/></text:p>
      <text:p text:style-name="P27"><text:span text:style-name="T11">Fonction</text:span><text:span text:style-name="T6"> </text:span><text:span text:style-name="T10">c</text:span><text:span text:style-name="T11">d :</text:span></text:p>
      <text:p text:style-name="P27"><text:span text:style-name="T11"/></text:p>
      <text:p text:style-name="P28"><text:span text:style-name="T11"><text:tab/></text:span><text:span text:style-name="T12">Variables locales :</text:span></text:p>
      <text:p text:style-name="P29"><text:span text:style-name="T13"><text:tab/><text:tab/>entrée: nomRepertoire, string</text:span></text:p>
      <text:p text:style-name="P9"><text:span text:style-name="T12"><text:tab/></text:span><text:span text:style-name="T7">Début procédure</text:span></text:p>
      <text:p text:style-name="P9"><text:span text:style-name="T7"/></text:p>
      <text:p text:style-name="P9"><text:span text:style-name="T7"><text:tab/><text:tab/></text:span><text:span text:style-name="T14">Si nomRepertoire est nul</text:span></text:p>
      <text:p text:style-name="P9"><text:span text:style-name="T14"><text:tab/><text:tab/><text:tab/>retourner 1</text:span></text:p>
      <text:p text:style-name="P9"><text:span text:style-name="T14"><text:tab/><text:tab/>Fin Si</text:span></text:p>
      <text:p text:style-name="P9"><text:span text:style-name="T14"/></text:p>
      <text:p text:style-name="P9"><text:span text:style-name="T14"><text:tab/><text:tab/>Si nomRepertoire n’existe pas</text:span></text:p>
      <text:p text:style-name="P9"><text:span text:style-name="T14"><text:tab/><text:tab/><text:tab/>retourner 1</text:span></text:p>
      <text:p text:style-name="P9"><text:span text:style-name="T14"><text:tab/><text:tab/>Fin Si</text:span></text:p>
      <text:p text:style-name="P9"><text:span text:style-name="T14"/></text:p>
      <text:p text:style-name="P12"><text:span text:style-name="T14"><text:tab/><text:tab/></text:span><text:span text:style-name="T15">Si chdir(nomRepertoire) </text:span><text:span text:style-name="T27">= </text:span><text:span text:style-name="T28">-</text:span><text:span text:style-name="T29">1</text:span></text:p>
      <text:p text:style-name="P12"><text:span text:style-name="T29"><text:tab/><text:tab/><text:tab/>retourner 1</text:span></text:p>
      <text:p text:style-name="P12"><text:span text:style-name="T29"><text:tab/><text:tab/>Fin Si</text:span></text:p>
      <text:p text:style-name="P12"><text:span text:style-name="T29"/></text:p>
      <text:p text:style-name="P12"><text:span text:style-name="T29"><text:tab/><text:tab/>retourner 0</text:span></text:p>
      <text:p text:style-name="P9"><text:span text:style-name="T14"/></text:p>
      <text:p text:style-name="P27"><text:span text:style-name="T7"><text:tab/></text:span><text:span text:style-name="T12">Fin Procédure</text:span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h text:style-name="P38" text:outline-level="2"><text:soft-page-break/><text:span text:style-name="T34">Fonction exitShel</text:span><text:span text:style-name="T35">l</text:span></text:h>
      <text:p text:style-name="P27"><text:span text:style-name="T12"/></text:p>
      <text:p text:style-name="P20"><text:span text:style-name="T11">Fonction</text:span><text:span text:style-name="T5"> </text:span><text:span text:style-name="T39">exitShell :</text:span></text:p>
      <text:p text:style-name="P20"><text:tab/></text:p>
      <text:p text:style-name="P9"><text:span text:style-name="T12"><text:tab/>Variables locales :</text:span></text:p>
      <text:p text:style-name="P11"><text:span text:style-name="T12"><text:tab/><text:tab/></text:span><text:span text:style-name="T13">globale :</text:span></text:p>
      <text:p text:style-name="P11"><text:span text:style-name="T13"><text:tab/><text:tab/>locale :</text:span></text:p>
      <text:p text:style-name="P11"><text:span text:style-name="T13"/></text:p>
      <text:p text:style-name="P9"><text:span text:style-name="T12"><text:tab/></text:span><text:span text:style-name="T7">Début procédure</text:span></text:p>
      <text:p text:style-name="P10"><text:span text:style-name="T7"><text:tab/></text:span><text:span text:style-name="T12">Fin Procédure</text:span></text:p>
      <text:p text:style-name="P14"/>
      <text:h text:style-name="P37" text:outline-level="2"/>
      <text:h text:style-name="P39" text:outline-level="2"><text:span text:style-name="T41">Fonction status</text:span></text:h>
      <text:p text:style-name="P30"><text:span text:style-name="T12"/></text:p>
      <text:p text:style-name="P20"><text:span text:style-name="T11">Fonction</text:span><text:span text:style-name="T5"> </text:span><text:span text:style-name="T9">status :</text:span></text:p>
      <text:p text:style-name="P20"><text:span text:style-name="T9"/></text:p>
      <text:p text:style-name="P9"><text:span text:style-name="T12"><text:tab/>Variables locales :</text:span></text:p>
      <text:p text:style-name="P11"><text:span text:style-name="T12"><text:tab/><text:tab/></text:span><text:span text:style-name="T13">globale : </text:span><text:span text:style-name="T18">tableau de processus</text:span></text:p>
      <text:p text:style-name="P11"><text:span text:style-name="T13"/></text:p>
      <text:p text:style-name="P9"><text:span text:style-name="T12"><text:tab/></text:span><text:span text:style-name="T7">Début procédure</text:span></text:p>
      <text:p text:style-name="P9"><text:span text:style-name="T7"/></text:p>
      <text:p text:style-name="P9"><text:span text:style-name="T7"><text:tab/><text:tab/></text:span><text:span text:style-name="T19">Si tableau de processus est vide</text:span></text:p>
      <text:p text:style-name="P9"><text:span text:style-name="T19"><text:tab/><text:tab/><text:tab/>retourner 1</text:span></text:p>
      <text:p text:style-name="P9"><text:span text:style-name="T19"><text:tab/><text:tab/>Fin Si</text:span></text:p>
      <text:p text:style-name="P9"><text:span text:style-name="T19"/></text:p>
      <text:p text:style-name="P9"><text:span text:style-name="T19"><text:tab/><text:tab/>Pour chaque élément du tableau de processus</text:span></text:p>
      <text:p text:style-name="P15"><text:span text:style-name="T19"><text:tab/><text:tab/><text:tab/></text:span></text:p>
      <text:p text:style-name="P15"><text:span text:style-name="T19"><text:tab/><text:tab/><text:tab/></text:span><text:span text:style-name="T20">Si tableau de processus[i] est en premier plan</text:span></text:p>
      <text:p text:style-name="P9"><text:span text:style-name="T20"><text:tab/><text:tab/><text:tab/><text:tab/></text:span></text:p>
      <text:p text:style-name="P9"><text:span text:style-name="T20"><text:tab/><text:tab/><text:tab/><text:tab/>Si tableau de processus[i] se termine normalement</text:span></text:p>
      <text:p text:style-name="P9"><text:span text:style-name="T20"><text:tab/><text:tab/><text:tab/><text:tab/><text:tab/></text:span></text:p>
      <text:p text:style-name="P9"><text:span text:style-name="T20"><text:tab/><text:tab/><text:tab/><text:tab/><text:tab/>retourner 0</text:span></text:p>
      <text:p text:style-name="P9"><text:span text:style-name="T20"/></text:p>
      <text:p text:style-name="P9"><text:span text:style-name="T20"><text:tab/><text:tab/><text:tab/><text:tab/>Sinon</text:span></text:p>
      <text:p text:style-name="P9"><text:span text:style-name="T20"><text:tab/><text:tab/></text:span></text:p>
      <text:p text:style-name="P9"><text:span text:style-name="T20"><text:tab/><text:tab/><text:tab/><text:tab/><text:tab/>retourner 1</text:span></text:p>
      <text:p text:style-name="P9"><text:span text:style-name="T20"><text:tab/><text:tab/><text:tab/><text:tab/></text:span></text:p>
      <text:p text:style-name="P9"><text:span text:style-name="T20"><text:tab/><text:tab/><text:tab/><text:tab/>Fin Si</text:span></text:p>
      <text:p text:style-name="P9"><text:span text:style-name="T20"><text:tab/><text:tab/><text:tab/>Fin si</text:span></text:p>
      <text:p text:style-name="P9"><text:span text:style-name="T20"/></text:p>
      <text:p text:style-name="P9"><text:span text:style-name="T19"><text:tab/><text:tab/>Fin Pour</text:span></text:p>
      <text:p text:style-name="P9"><text:span text:style-name="T7"><text:tab/><text:tab/></text:span></text:p>
      <text:p text:style-name="P9"><text:span text:style-name="T7"><text:tab/><text:tab/></text:span><text:span text:style-name="T20">retourner 1</text:span></text:p>
      <text:p text:style-name="P9"><text:span text:style-name="T20"/></text:p>
      <text:p text:style-name="P10"><text:span text:style-name="T7"><text:tab/></text:span><text:span text:style-name="T12">Fin Procéd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1:08:26.974225015</meta:creation-date>
    <dc:date>2016-12-18T14:29:53.708514853</dc:date>
    <meta:editing-duration>PT2H29M20S</meta:editing-duration>
    <meta:editing-cycles>29</meta:editing-cycles>
    <meta:generator>LibreOffice/5.1.2.2$Linux_x86 LibreOffice_project/10m0$Build-2</meta:generator>
    <meta:document-statistic meta:table-count="0" meta:image-count="0" meta:object-count="0" meta:page-count="8" meta:paragraph-count="99" meta:word-count="385" meta:character-count="2624" meta:non-whitespace-character-count="2142"/>
  </office:meta>
</office:document-meta>
</file>